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ICTFontTextStyleBody" svg:font-family="UICTFontTextStyleBody"/>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UICTFontTextStyleBody" fo:font-size="12pt" style:text-underline-style="none" fo:font-weight="normal" officeooo:paragraph-rsid="001ee520" style:font-weight-asian="normal" style:font-weight-complex="normal"/>
    </style:style>
    <style:style style:name="P2" style:family="paragraph" style:parent-style-name="Standard">
      <style:text-properties style:font-name="UICTFontTextStyleBody" fo:font-size="10pt" style:text-underline-style="none" style:font-size-asian="10pt" style:font-size-complex="10pt"/>
    </style:style>
    <style:style style:name="P3" style:family="paragraph" style:parent-style-name="Standard">
      <style:text-properties style:font-name="UICTFontTextStyleBody" fo:font-size="10pt" style:text-underline-style="solid" style:text-underline-width="auto" style:text-underline-color="font-color" fo:font-weight="bold" officeooo:paragraph-rsid="00327fe1"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text-underline-style="none" fo:font-weight="normal" officeooo:paragraph-rsid="00310d0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paragraph-rsid="00310d06"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ee520"/>
    </style:style>
    <style:style style:name="T4" style:family="text">
      <style:text-properties style:font-name="UICTFontTextStyleBody" fo:font-size="12pt" officeooo:rsid="001ee520"/>
    </style:style>
    <style:style style:name="T5" style:family="text">
      <style:text-properties officeooo:rsid="0026d07a"/>
    </style:style>
    <style:style style:name="T6" style:family="text">
      <style:text-properties officeooo:rsid="002779ba"/>
    </style:style>
    <style:style style:name="T7" style:family="text">
      <style:text-properties style:text-underline-style="none" fo:font-weight="normal" officeooo:rsid="002779ba" style:font-weight-asian="normal" style:font-weight-complex="normal"/>
    </style:style>
    <style:style style:name="T8" style:family="text">
      <style:text-properties style:font-name="Courier"/>
    </style:style>
    <style:style style:name="T9" style:family="text">
      <style:text-properties style:font-name="Courier" style:text-underline-style="none" fo:font-weight="normal" officeooo:rsid="002d71ce" style:font-weight-asian="normal" style:font-weight-complex="normal"/>
    </style:style>
    <style:style style:name="T10" style:family="text">
      <style:text-properties style:font-name="Courier" style:text-underline-style="none" fo:font-weight="normal" officeooo:rsid="002779ba" style:font-weight-asian="normal" style:font-weight-complex="normal"/>
    </style:style>
    <style:style style:name="T11" style:family="text">
      <style:text-properties style:font-name="Courier" style:text-underline-style="none" fo:font-weight="normal" officeooo:rsid="0028a3cd" style:font-weight-asian="normal" style:font-weight-complex="normal"/>
    </style:style>
    <style:style style:name="T12" style:family="text">
      <style:text-properties style:font-name="Courier" style:text-underline-style="none" fo:font-weight="normal" officeooo:rsid="002aa193" style:font-weight-asian="normal" style:font-weight-complex="normal"/>
    </style:style>
    <style:style style:name="T13" style:family="text">
      <style:text-properties style:font-name="Courier" style:text-underline-style="none" fo:font-weight="normal" officeooo:rsid="002ba826" style:font-weight-asian="normal" style:font-weight-complex="normal"/>
    </style:style>
    <style:style style:name="T14" style:family="text">
      <style:text-properties style:font-name="Courier" style:text-underline-style="none" fo:font-weight="normal" officeooo:rsid="002f2a6e" style:font-weight-asian="normal" style:font-weight-complex="normal"/>
    </style:style>
    <style:style style:name="T15" style:family="text">
      <style:text-properties style:font-name="Courier" style:text-underline-style="none" fo:font-weight="normal" officeooo:rsid="00310d06" style:font-weight-asian="normal" style:font-weight-complex="normal"/>
    </style:style>
    <style:style style:name="T16" style:family="text">
      <style:text-properties style:font-name="Courier" style:text-underline-style="none" fo:font-weight="normal" officeooo:rsid="00322eb7" style:font-weight-asian="normal" style:font-weight-complex="normal"/>
    </style:style>
    <style:style style:name="T17" style:family="text">
      <style:text-properties style:font-name="Courier" style:text-underline-style="none" fo:font-weight="normal" officeooo:rsid="00323637" style:font-weight-asian="normal" style:font-weight-complex="normal"/>
    </style:style>
    <style:style style:name="T18" style:family="text">
      <style:text-properties style:font-name="Courier" style:text-underline-style="none" fo:font-weight="normal" officeooo:rsid="00327fe1" style:font-weight-asian="normal" style:font-weight-complex="normal"/>
    </style:style>
    <style:style style:name="T19" style:family="text">
      <style:text-properties style:font-name="Courier" officeooo:rsid="001ee520"/>
    </style:style>
    <style:style style:name="T20" style:family="text">
      <style:text-properties style:font-name="Courier" officeooo:rsid="001fbd44"/>
    </style:style>
    <style:style style:name="T21" style:family="text">
      <style:text-properties style:font-name="Courier" officeooo:rsid="0021507e"/>
    </style:style>
    <style:style style:name="T22" style:family="text">
      <style:text-properties style:font-name="Courier" officeooo:rsid="0022d80c"/>
    </style:style>
    <style:style style:name="T23" style:family="text">
      <style:text-properties style:font-name="Courier" officeooo:rsid="0024652c"/>
    </style:style>
    <style:style style:name="T24" style:family="text">
      <style:text-properties style:font-name="Courier" officeooo:rsid="0021b967"/>
    </style:style>
    <style:style style:name="T25" style:family="text">
      <style:text-properties style:font-name="Courier" officeooo:rsid="0026d07a"/>
    </style:style>
    <style:style style:name="T26" style:family="text">
      <style:text-properties style:font-name="Courier" fo:font-size="10pt" style:font-size-asian="10pt" style:font-size-complex="10pt"/>
    </style:style>
    <style:style style:name="T27" style:family="text">
      <style:text-properties style:font-name="Courier" fo:font-size="10pt" officeooo:rsid="00323637" style:font-size-asian="10pt" style:font-size-complex="10pt"/>
    </style:style>
    <style:style style:name="T28" style:family="text">
      <style:text-properties officeooo:rsid="003420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COE4DS4-Lab #</text:span><text:span text:style-name="T28">7</text:span><text:span text:style-name="T3"> report</text:span></text:p>
      <text:p text:style-name="P1"><text:span text:style-name="T3">Group 6</text:span></text:p>
      <text:p text:style-name="P1"><text:span text:style-name="T3">Jing Nan Chen (1073196) Piravinth Puvanesarajah (1055744)</text:span></text:p>
      <text:p text:style-name="P1"><text:span text:style-name="T3">chenj39@mcmaster.ca, </text:span><text:a xlink:type="simple" xlink:href="mailto:puvanp@mcmaster.ca"><text:span text:style-name="T3">puvanp@mcmaster.ca</text:span></text:a><text:span text:style-name="T3"></text:span></text:p>
      <text:p text:style-name="P4"><text:span text:style-name="T4">March 23, 2015</text:span></text:p>
      <text:p text:style-name="P5"><text:span text:style-name="T2">Exercise 1: </text:span><text:span text:style-name="T26">To implement this problem we generated 1D arrays and merged four distinct calculations to make a separate 1D array. Within our define.h file we modified the array size to 1024. After this we needed to generate 2 separate arrays using gen_array_0 and gen_array_1. The generated arrays had to meet certain ranges and that was done using a simple modulus algorithm. To implement the 4 different quadrants of the new array C we renamed the existing 4 functions that were initially used to find the min and max. Within each quadrant function, the implementation would pend on specific mailboxes to start. For example the top_left quadrant would pend on MboxTopLeftStart[0] and MboxTopLeftStart[1] which are posted once the generation of array A and array B is complete. Since we are working on a 1D array, to compute the values within each quadrant we implemented a linear algorithm depending on which value had to be multiplied together. Once all 4 quadrant multiplications were complete, we posted into the mailbox of each quadrant, </text:span><text:span text:style-name="T27">e.g.</text:span><text:span text:style-name="T26"> MboxTopRightDone for top right quadrant. The final merge function would pend on the four done mailboxes to merge the four quadrants together. To generate array A and B it took 26053624 clock cycles, for the calculations to complete it took 68827058 clock cycles so total clock cycles before able to print array C is 94898433. These performances are accurate because generation of the two arrays is significantly smaller than computing the third array through multiplication. This is mostly because of the multiple nested for loops within each quadrant function. </text:span></text:p>
      <text:p text:style-name="P5"><text:span text:style-name="T26"/></text:p>
      <text:p text:style-name="P2"><text:span text:style-name="T2">Exercise 2:</text:span><text:span text:style-name="T1"> </text:span><text:span text:style-name="T8">our solution for this exercise is to manipulate the data that is send to the queue. </text:span><text:span text:style-name="T19">F</text:span><text:span text:style-name="T8">irst of all, we create another file handler for second image</text:span><text:span text:style-name="T20">(INPIC2.BMP)</text:span><text:span text:style-name="T8">. Then we do three read from first image</text:span><text:span text:style-name="T21">(INPIC.BMP)</text:span><text:span text:style-name="T8"> and discard the BGR data of first pixel </text:span><text:span text:style-name="T22">(</text:span><text:span text:style-name="T23">P</text:span><text:span text:style-name="T22">ixel 0)</text:span><text:span text:style-name="T8">. Before going into the while that sends out data, we do another read to have the B data of second pixel ready. </text:span><text:span text:style-name="T24">In the while loop, we keep reading the first row of the first image until it reaches the end of the row and skip sending the even pixels </text:span><text:span text:style-name="T25">to the queue</text:span><text:span text:style-name="T24">, then we switch to </text:span><text:span text:style-name="T25">image2 and start reading the Pixel 0 and put it into the queue. The corner cases for each image is slightly different. When we are reading image1, we check if the column counter is 640, then we switch to image2. Otherwise we check if the column counter is 639, then we switch to back to image1.</text:span></text:p>
      <text:p text:style-name="P2"><text:span text:style-name="T5"/></text:p>
      <text:p text:style-name="P3"><text:span text:style-name="T6">Exercise 3:</text:span><text:span text:style-name="T7"> </text:span><text:span text:style-name="T10">we change the message buffer structure to hold one 16x32 matrix and one 32x8 matrix. The 16x32 matrix is used to pass the lower half of A to CPU2, and is used to pass the lower half of C from CPU2 to CPU1. And we decide to pass the B matrix by four times using 32x8 matrix. Besides, we define some new messages MESSAGE_WAITING_B_ELEMENT, MESSAGE_WAITING_A_ELEMENT, MESSAGE_RESULT_READY, MESSAGE_WAITING_DATA, MESSAGE_START_CALC. </text:span><text:span text:style-name="T11">The </text:span><text:span text:style-name="T10">MESSAGE_WAITING_DATA </text:span><text:span text:style-name="T11">is used for CPU2 to inform the CPU1 that it is ready to receive data once either of the buttons of CPU2 is pressed. </text:span><text:span text:style-name="T10">The MESSAGE_WAITING_</text:span><text:span text:style-name="T11">A</text:span><text:span text:style-name="T10">_ELEMENT </text:span><text:span text:style-name="T11">and </text:span><text:span text:style-name="T10">MESSAGE_WAITING_</text:span><text:span text:style-name="T11">B</text:span><text:span text:style-name="T10">_ELEMENT </text:span><text:span text:style-name="T11">are used for CPU1 to tell the CPU2 that the elements of A or B are in the shared embedded memory. <text:s/>The </text:span><text:span text:style-name="T10">MESSAGE_START_CALC </text:span><text:span text:style-name="T11">is used for CPU2 to inform the CPU1 </text:span><text:span text:style-name="T12">that it has received all the data and will start calculation, then CPU1 will start calculation almost at the same time as CPU2. </text:span><text:span text:style-name="T13">The </text:span><text:span text:style-name="T10">MESSAGE_RESULT_READY </text:span><text:span text:style-name="T13">is used for CPU2 to tell the CPU1 that the lower half of C matrix is ready in the shared embedde memory. </text:span><text:span text:style-name="T14">Here is the data from performance counter: </text:span><text:span text:style-name="T9">Array Generation </text:span><text:span text:style-name="T14">PC</text:span><text:span text:style-name="T9"> </text:span><text:span text:style-name="T17">22678500</text:span><text:span text:style-name="T14">;</text:span><text:span text:style-name="T9"> Data Transfer from CPU1 to CPU2 PC: </text:span><text:span text:style-name="T17">671963</text:span><text:span text:style-name="T9">; Array Calculation on CPU1 PC: </text:span><text:span text:style-name="T17">29285660</text:span><text:span text:style-name="T9">; Array Calculation on CPU2 PC: </text:span><text:span text:style-name="T17">29285866</text:span><text:span text:style-name="T9">; Data Transfer from CPU2 to CPU1 PC: 155095; The counter from the start array generation until C is ready to be printed PC: </text:span><text:span text:style-name="T17">52862029</text:span><text:span text:style-name="T9">. </text:span><text:span text:style-name="T15">Compared with the Exercise 1, </text:span><text:span text:style-name="T18">the time for array generation is almost the same, but </text:span><text:span text:style-name="T15">Exercise 3 runs faster </text:span><text:span text:style-name="T18">since two CPUs split up the work</text:span><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UICTFontTextStyleBody" svg:font-family="UICTFontTextStyleBody"/>
    <style:font-face style:name="Monospace"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0:29:19</meta:creation-date>
    <dc:date>2015-03-23T21:31:47</dc:date>
    <meta:editing-duration>PT58M10S</meta:editing-duration>
    <meta:editing-cycles>22</meta:editing-cycles>
    <meta:generator>LibreOffice/3.6$Linux_X86_64 LibreOffice_project/e29a214-2bbed72-0621de6-a97528c-8f066d</meta:generator>
    <meta:document-statistic meta:table-count="0" meta:image-count="0" meta:object-count="0" meta:page-count="1" meta:paragraph-count="8" meta:word-count="697" meta:character-count="4125" meta:non-whitespace-character-count="3429"/>
  </office:meta>
</office:document-meta>
</file>